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4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11.1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6e6e6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style:font-name-asian="DejaVu Sans" style:font-name-complex="Lohit Hindi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al" style:font-name-asian="DejaVu Sans" style:font-name-complex="Lohit Hindi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Component</text:p>
          </table:table-cell>
          <table:table-cell table:style-name="ce4" office:value-type="string">
            <text:p>Quantity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Value</text:p>
          </table:table-cell>
          <table:table-cell table:style-name="ce4" office:value-type="string">
            <text:p>Note</text:p>
          </table:table-cell>
        </table:table-row>
        <table:table-row table:style-name="ro2">
          <table:table-cell table:style-name="ce2" office:value-type="string">
            <text:p>BTB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Coin Cell Holder - 7.9mm</text:p>
          </table:table-cell>
          <table:table-cell table:style-name="ce7" office:value-type="string">
            <text:p>KEYSTONE – 2988</text:p>
          </table:table-cell>
          <table:table-cell table:style-name="ce11" office:value-type="string">
            <text:p><text:span text:style-name="T1"><text:a xlink:href="http://it.farnell.com/keystone/2988/battery-contact-7-9mm-hear-aid/dp/1887934">http://it.farnell.com/keystone/2988/battery-contact-7-9mm-hear-aid/dp/1887934</text:a></text:span></text:p>
          </table:table-cell>
        </table:table-row>
        <table:table-row table:style-name="ro1">
          <table:table-cell table:style-name="ce2" office:value-type="string">
            <text:p>C1,C8,C9,C13,C15,C19,C20,C22,C24,C26,C29,C31,C33,C34,C35,C36,C38,C39,C44,C45,C46,C47,C48,C55,C56,C57,C60,C61,C65,C66,C70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Capacitor ceramic SMD 0603</text:p>
          </table:table-cell>
          <table:table-cell table:style-name="ce7" office:value-type="string">
            <text:p>100n</text:p>
          </table:table-cell>
          <table:table-cell table:style-name="ce2"/>
        </table:table-row>
        <table:table-row table:style-name="ro1">
          <table:table-cell table:style-name="ce2" office:value-type="string">
            <text:p>C2,C7,C11,C17,C21,C30,C41,C43,C52,C53,C54,C58,C5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Capacitor ceramic SMD 0805</text:p>
          </table:table-cell>
          <table:table-cell table:style-name="ce7" office:value-type="string">
            <text:p>10u</text:p>
          </table:table-cell>
          <table:table-cell table:style-name="ce2"/>
        </table:table-row>
        <table:table-row table:style-name="ro1">
          <table:table-cell table:style-name="ce2" office:value-type="string">
            <text:p>C3,C4,C5,C6</text:p>
          </table:table-cell>
          <table:table-cell table:style-name="ce2" office:value-type="float" office:value="4">
            <text:p>4</text:p>
          </table:table-cell>
          <table:table-cell table:style-name="ce8" office:value-type="string">
            <text:p>Capacitor ceramic SMD 0603</text:p>
          </table:table-cell>
          <table:table-cell table:style-name="ce7" office:value-type="string">
            <text:p>470n</text:p>
          </table:table-cell>
          <table:table-cell table:style-name="ce2"/>
        </table:table-row>
        <table:table-row table:style-name="ro1">
          <table:table-cell table:style-name="ce2" office:value-type="string">
            <text:p>C10,C12,C14,C16,R40,R41,R49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Capacitor ceramic SMD 0603</text:p>
          </table:table-cell>
          <table:table-cell table:style-name="ce7" office:value-type="string">
            <text:p>NO</text:p>
          </table:table-cell>
          <table:table-cell table:style-name="ce2"/>
        </table:table-row>
        <table:table-row table:style-name="ro1">
          <table:table-cell table:style-name="ce2" office:value-type="string">
            <text:p>C18,C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apacitor ceramic SMD 0805</text:p>
          </table:table-cell>
          <table:table-cell table:style-name="ce7" office:value-type="string">
            <text:p>4u7</text:p>
          </table:table-cell>
          <table:table-cell table:style-name="ce2"/>
        </table:table-row>
        <table:table-row table:style-name="ro1">
          <table:table-cell table:style-name="ce2" office:value-type="string">
            <text:p>C25,C32,C40,C42,C67,C68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Capacitor ceramic SMD 0805</text:p>
          </table:table-cell>
          <table:table-cell table:style-name="ce7" office:value-type="string">
            <text:p>1u</text:p>
          </table:table-cell>
          <table:table-cell table:style-name="ce2"/>
        </table:table-row>
        <table:table-row table:style-name="ro1">
          <table:table-cell table:style-name="ce2" office:value-type="string">
            <text:p>C27,C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apacitor ceramic SMD 0603</text:p>
          </table:table-cell>
          <table:table-cell table:style-name="ce7" office:value-type="string">
            <text:p>33p</text:p>
          </table:table-cell>
          <table:table-cell table:style-name="ce2"/>
        </table:table-row>
        <table:table-row table:style-name="ro1">
          <table:table-cell table:style-name="ce2" office:value-type="string">
            <text:p>C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Capacitor ceramic SMD 0603</text:p>
          </table:table-cell>
          <table:table-cell table:style-name="ce7" office:value-type="string">
            <text:p>10n</text:p>
          </table:table-cell>
          <table:table-cell table:style-name="ce2"/>
        </table:table-row>
        <table:table-row table:style-name="ro1">
          <table:table-cell table:style-name="ce2" office:value-type="string">
            <text:p>C49,C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adial Can – SMD</text:p>
          </table:table-cell>
          <table:table-cell table:style-name="ce7" office:value-type="string">
            <text:p>100u</text:p>
          </table:table-cell>
          <table:table-cell table:style-name="ce11" office:value-type="string">
            <text:p><text:span text:style-name="T1"><text:a xlink:href="http://it.farnell.com/panasonic/eeeft0j101ar/cap-alu-elec-100uf-6-3v-smd/dp/2065951">http://it.farnell.com/panasonic/eeeft0j101ar/cap-alu-elec-100uf-6-3v-smd/dp/2065951</text:a></text:span></text:p>
          </table:table-cell>
        </table:table-row>
        <table:table-row table:style-name="ro1">
          <table:table-cell table:style-name="ce2" office:value-type="string">
            <text:p>C51,C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apacitor ceramic SMD 1210</text:p>
          </table:table-cell>
          <table:table-cell table:style-name="ce7" office:value-type="string">
            <text:p>22u</text:p>
          </table:table-cell>
          <table:table-cell table:style-name="ce2"/>
        </table:table-row>
        <table:table-row table:style-name="ro1">
          <table:table-cell table:style-name="ce2" office:value-type="string">
            <text:p>C62,C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Capacitor ceramic SMD 1206</text:p>
          </table:table-cell>
          <table:table-cell table:style-name="ce7" office:value-type="string">
            <text:p>2u2</text:p>
          </table:table-cell>
          <table:table-cell table:style-name="ce2"/>
        </table:table-row>
        <table:table-row table:style-name="ro1">
          <table:table-cell table:style-name="ce2" office:value-type="string">
            <text:p>C69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Radial Can – SMD</text:p>
          </table:table-cell>
          <table:table-cell table:style-name="ce7" office:value-type="string">
            <text:p>NO</text:p>
          </table:table-cell>
          <table:table-cell table:style-name="ce2"/>
        </table:table-row>
        <table:table-row table:style-name="ro1">
          <table:table-cell table:style-name="ce2" office:value-type="string">
            <text:p>D0,D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LED SMD 0603</text:p>
          </table:table-cell>
          <table:table-cell table:style-name="ce7" office:value-type="string">
            <text:p>150060RS75000 - <text:s/>RED</text:p>
          </table:table-cell>
          <table:table-cell table:style-name="ce2" office:value-type="string">
            <text:p><text:a xlink:href="http://katalog.we-online.de/led/datasheet/150060RS75000.pdf">http://katalog.we-online.de/led/datasheet/150060RS75000.pdf</text:a></text:p>
          </table:table-cell>
        </table:table-row>
        <table:table-row table:style-name="ro1">
          <table:table-cell table:style-name="ce2" office:value-type="string">
            <text:p>D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OD-80</text:p>
          </table:table-cell>
          <table:table-cell table:style-name="ce7" office:value-type="string">
            <text:p>ZMM5234B-7-F </text:p>
          </table:table-cell>
          <table:table-cell table:style-name="ce11" office:value-type="string">
            <text:p><text:span text:style-name="T1"><text:a xlink:href="http://it.mouser.com/ProductDetail/Vishay-Semiconductors/TZM5234B-GS08/?qs=sGAEpiMZZMtQ8nqTKtFS%2FJrR9ou1I1aDd2XdDaHCyAc%3D">http://it.mouser.com/ProductDetail/Vishay-Semiconductors/TZM5234B-GS08/?qs=sGAEpiMZZMtQ8nqTKtFS%2fJrR9ou1I1aDd2XdDaHCyAc%3d</text:a></text:span></text:p>
          </table:table-cell>
        </table:table-row>
        <table:table-row table:style-name="ro1">
          <table:table-cell table:style-name="ce2" office:value-type="string">
            <text:p>L1,L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nductor SMD 0805</text:p>
          </table:table-cell>
          <table:table-cell table:style-name="ce7" office:value-type="string">
            <text:p>BLM21AG151SN1D</text:p>
          </table:table-cell>
          <table:table-cell table:style-name="ce2"/>
        </table:table-row>
        <table:table-row table:style-name="ro1">
          <table:table-cell table:style-name="ce2" office:value-type="string">
            <text:p>L3,L4,L5,L6,L7,L8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Inductor SMD 0805</text:p>
          </table:table-cell>
          <table:table-cell table:style-name="ce7" office:value-type="string">
            <text:p>BLM18AG601SN1D</text:p>
          </table:table-cell>
          <table:table-cell table:style-name="ce2"/>
        </table:table-row>
        <table:table-row table:style-name="ro1">
          <table:table-cell table:style-name="ce2" office:value-type="string">
            <text:p>L9,L10,L11,L12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nductor SMD 0805</text:p>
          </table:table-cell>
          <table:table-cell table:style-name="ce7" office:value-type="string">
            <text:p>BLM21BB221SN1D</text:p>
          </table:table-cell>
          <table:table-cell table:style-name="ce2"/>
        </table:table-row>
        <table:table-row table:style-name="ro3">
          <table:table-cell table:style-name="ce2" office:value-type="string">
            <text:p>PB1,PB2,PB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SMD Pushbutton</text:p>
          </table:table-cell>
          <table:table-cell table:style-name="ce7" office:value-type="string">
            <text:p>FSM2JSMA</text:p>
          </table:table-cell>
          <table:table-cell table:style-name="ce2" office:value-type="string">
            <text:p><text:a xlink:href="http://it.mouser.com/ProductDetail/TE-Connectivity-Alcoswitch/FSM2JSMA/?qs=sGAEpiMZZMsqIr59i2oRcnovmbOrpfGAf%252b4rmaRUSTo%3D">http://it.mouser.com/ProductDetail/TE-Connectivity-Alcoswitch/FSM2JSMA/?qs=sGAEpiMZZMsqIr59i2oRcnovmbOrpfGAf%252b4rmaRUSTo%3d</text:a></text:p>
          </table:table-cell>
        </table:table-row>
        <table:table-row table:style-name="ro1">
          <table:table-cell table:style-name="ce2" office:value-type="string">
            <text:p>R1,R7,R9,R10,R12,R15,R25,R26,R29,R30,R35,R48,R50,R51,R54,R58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Resistor SMD 0603</text:p>
          </table:table-cell>
          <table:table-cell table:style-name="ce7" office:value-type="float" office:value="0">
            <text:p>0</text:p>
          </table:table-cell>
          <table:table-cell table:style-name="ce2"/>
        </table:table-row>
        <table:table-row table:style-name="ro1">
          <table:table-cell table:style-name="ce2" office:value-type="string">
            <text:p>R2,R17,R19,R21,R22,R24,R31,R33,R34,R36,R37,R38,R39,R42,R43,R44,R45,R46,R47,R55,R57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Resistor SMD 0603</text:p>
          </table:table-cell>
          <table:table-cell table:style-name="ce7" office:value-type="string">
            <text:p>10K</text:p>
          </table:table-cell>
          <table:table-cell table:style-name="ce2"/>
        </table:table-row>
        <table:table-row table:style-name="ro1">
          <table:table-cell table:style-name="ce2" office:value-type="string">
            <text:p>R3,R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esistor SMD 0603</text:p>
          </table:table-cell>
          <table:table-cell table:style-name="ce7" office:value-type="string">
            <text:p>4K7</text:p>
          </table:table-cell>
          <table:table-cell table:style-name="ce2"/>
        </table:table-row>
        <table:table-row table:style-name="ro1">
          <table:table-cell table:style-name="ce2" office:value-type="string">
            <text:p>R4,R5,R6,R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istor SMD 0603</text:p>
          </table:table-cell>
          <table:table-cell table:style-name="ce7" office:value-type="string">
            <text:p>1K</text:p>
          </table:table-cell>
          <table:table-cell table:style-name="ce2"/>
        </table:table-row>
        <table:table-row table:style-name="ro1">
          <table:table-cell table:style-name="ce2" office:value-type="string">
            <text:p>R11,R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esistor SMD 0603</text:p>
          </table:table-cell>
          <table:table-cell table:style-name="ce7" office:value-type="float" office:value="300">
            <text:p>300</text:p>
          </table:table-cell>
          <table:table-cell table:style-name="ce2"/>
        </table:table-row>
        <table:table-row table:style-name="ro1">
          <table:table-cell table:style-name="ce2" office:value-type="string">
            <text:p>R18,R20,R2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esistor SMD 0603</text:p>
          </table:table-cell>
          <table:table-cell table:style-name="ce7" office:value-type="string">
            <text:p>100K</text:p>
          </table:table-cell>
          <table:table-cell table:style-name="ce2"/>
        </table:table-row>
        <table:table-row table:style-name="ro1">
          <table:table-cell table:style-name="ce2" office:value-type="string">
            <text:p>R27,R5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esistor SMD 0603</text:p>
          </table:table-cell>
          <table:table-cell table:style-name="ce7" office:value-type="float" office:value="220">
            <text:p>220</text:p>
          </table:table-cell>
          <table:table-cell table:style-name="ce2"/>
        </table:table-row>
        <table:table-row table:style-name="ro1">
          <table:table-cell table:style-name="ce2" office:value-type="string">
            <text:p>SD1,SD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MCH_FCI-10067847-001</text:p>
          </table:table-cell>
          <table:table-cell table:style-name="ce8" office:value-type="string">
            <text:p>FCI-10067847-001</text:p>
          </table:table-cell>
          <table:table-cell table:style-name="ce2" office:value-type="string">
            <text:p><text:a xlink:href="http://portal.fciconnect.com/Comergent//fci/drawing/10067847.pdf">http://portal.fciconnect.com/Comergent//fci/drawing/10067847.pdf</text:a></text:p>
          </table:table-cell>
        </table:table-row>
        <table:table-row table:style-name="ro2">
          <table:table-cell table:style-name="ce2" office:value-type="string">
            <text:p>SW1,SW2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JS202011SCQN</text:p>
          </table:table-cell>
          <table:table-cell table:style-name="ce7" office:value-type="string">
            <text:p>JS202011SCQN</text:p>
          </table:table-cell>
          <table:table-cell table:style-name="ce2" office:value-type="string">
            <text:p><text:a xlink:href="http://it.mouser.com/ProductDetail/CK-Components/JS202011SCQN/?qs=%2Fha2pyFadujEk0HYYCwwdLh%2F0KCjVAA5AmiqsqTkWPIp2UF%2FjxpGvQ%3D%3D">http://it.mouser.com/ProductDetail/CK-Components/JS202011SCQN/?qs=%2fha2pyFadujEk0HYYCwwdLh%2f0KCjVAA5AmiqsqTkWPIp2UF%2fjxpGvQ%3d%3d</text:a></text:p>
          </table:table-cell>
        </table:table-row>
        <table:table-row table:style-name="ro1">
          <table:table-cell table:style-name="ce2" office:value-type="string">
            <text:p>U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OT23-5</text:p>
          </table:table-cell>
          <table:table-cell table:style-name="ce7" office:value-type="string">
            <text:p>TPS76933</text:p>
          </table:table-cell>
          <table:table-cell table:style-name="ce11" office:value-type="string">
            <text:p><text:span text:style-name="T1"><text:a xlink:href="http://it.farnell.com/texas-instruments/tps76933dbvt/ic-ldo-regulator-0-1a-10v-sot23/dp/8461538">http://it.farnell.com/texas-instruments/tps76933dbvt/ic-ldo-regulator-0-1a-10v-sot23/dp/8461538</text:a></text:span></text:p>
          </table:table-cell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QFN-N32</text:p>
          </table:table-cell>
          <table:table-cell table:style-name="ce7" office:value-type="string">
            <text:p>TLV320AIC3204</text:p>
          </table:table-cell>
          <table:table-cell table:style-name="ce11" office:value-type="string">
            <text:p><text:span text:style-name="T1"><text:a xlink:href="http://it.farnell.com/texas-instruments/tlv320aic3204irhbt/ic-lp-audio-codec-1-8v-32qfn/dp/1689424">http://it.farnell.com/texas-instruments/tlv320aic3204irhbt/ic-lp-audio-codec-1-8v-32qfn/dp/1689424</text:a></text:span>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DFN-6</text:p>
          </table:table-cell>
          <table:table-cell table:style-name="ce7" office:value-type="string">
            <text:p>SI7020</text:p>
          </table:table-cell>
          <table:table-cell table:style-name="ce2" office:value-type="string">
            <text:p><text:a xlink:href="http://it.mouser.com/ProductDetail/Silicon-Labs/Si7020-A10-GM/?qs=sGAEpiMZZMsrQJTAfdCBRL5%2FWaPBRwpVTq1ce7UoDIki2CdrdguUVA%3D%3D">http://it.mouser.com/ProductDetail/Silicon-Labs/Si7020-A10-GM/?qs=sGAEpiMZZMsrQJTAfdCBRL5%2fWaPBRwpVTq1ce7UoDIki2CdrdguUVA%3d%3d</text:a></text:p>
          </table:table-cell>
        </table:table-row>
        <table:table-row table:style-name="ro1">
          <table:table-cell table:style-name="ce2" office:value-type="string">
            <text:p>U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2.5 mm x 2 mm</text:p>
          </table:table-cell>
          <table:table-cell table:style-name="ce7" office:value-type="string">
            <text:p>ASDM1-12.000MHZ</text:p>
          </table:table-cell>
          <table:table-cell table:style-name="ce2" office:value-type="string">
            <text:p><text:a xlink:href="http://it.mouser.com/ProductDetail/ABRACON/ASDM1-12000MHZ-LC-T/?qs=%2Fha2pyFaduhHfmYL0OIgZzGLJhZR2IpAaxF4YSxaIqiUkMxrty4EE3BtT09zGLYr">http://it.mouser.com/ProductDetail/ABRACON/ASDM1-12000MHZ-LC-T/?qs=%2fha2pyFaduhHfmYL0OIgZzGLJhZR2IpAaxF4YSxaIqiUkMxrty4EE3BtT09zGLYr</text:a></text:p>
          </table:table-cell>
        </table:table-row>
        <table:table-row table:style-name="ro1">
          <table:table-cell table:style-name="ce2" office:value-type="string">
            <text:p>U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BGA-N144</text:p>
          </table:table-cell>
          <table:table-cell table:style-name="ce7" office:value-type="string">
            <text:p>TMS320C5535AZHH10</text:p>
          </table:table-cell>
          <table:table-cell table:style-name="ce2" office:value-type="string">
            <text:p><text:a xlink:href="http://it.farnell.com/texas-instruments/tms320c5535azhh10/ic-dsp-c55x-fixed-point-144bga/dp/2076772?Ntt=tms320c5535">http://it.farnell.com/texas-instruments/tms320c5535azhh10/ic-dsp-c55x-fixed-point-144bga/dp/2076772?Ntt=tms320c5535</text:a></text:p>
          </table:table-cell>
        </table:table-row>
        <table:table-row table:style-name="ro1">
          <table:table-cell table:style-name="ce2" office:value-type="string">
            <text:p>U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OIC-8</text:p>
          </table:table-cell>
          <table:table-cell table:style-name="ce7" office:value-type="string">
            <text:p>TPS77533D</text:p>
          </table:table-cell>
          <table:table-cell table:style-name="ce2" office:value-type="string">
            <text:p><text:a xlink:href="http://it.mouser.com/ProductDetail/Texas-Instruments/TPS77533D/?qs=sGAEpiMZZMsGz1a6aV8DcPXeWoVS0FnzpUbXfF0jY6Y%3D">http://it.mouser.com/ProductDetail/Texas-Instruments/TPS77533D/?qs=sGAEpiMZZMsGz1a6aV8DcPXeWoVS0FnzpUbXfF0jY6Y%3d</text:a></text:p>
          </table:table-cell>
        </table:table-row>
        <table:table-row table:style-name="ro1">
          <table:table-cell table:style-name="ce2" office:value-type="string">
            <text:p>U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OIC</text:p>
          </table:table-cell>
          <table:table-cell table:style-name="ce7" office:value-type="string">
            <text:p>TPS2080D</text:p>
          </table:table-cell>
          <table:table-cell table:style-name="ce2" office:value-type="string">
            <text:p><text:a xlink:href="http://it.farnell.com/texas-instruments/tps2080d/ic-dual-power-dist-sw-8-soic/dp/1755538?Ntt=tps2080d">http://it.farnell.com/texas-instruments/tps2080d/ic-dual-power-dist-sw-8-soic/dp/1755538?Ntt=tps2080d</text:a></text:p>
          </table:table-cell>
        </table:table-row>
        <table:table-row table:style-name="ro1">
          <table:table-cell table:style-name="ce2" office:value-type="string">
            <text:p>U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HTSSOP-20 EP</text:p>
          </table:table-cell>
          <table:table-cell table:style-name="ce7" office:value-type="string">
            <text:p>TPS60125PWP</text:p>
          </table:table-cell>
          <table:table-cell table:style-name="ce2" office:value-type="string">
            <text:p><text:a xlink:href="http://it.mouser.com/ProductDetail/Texas-Instruments/TPS60125PWP/?qs=sGAEpiMZZMtitjHzVIkrqfSWpcWTPe%252bS9PRHRg%252bVVFQ%3D">http://it.mouser.com/ProductDetail/Texas-Instruments/TPS60125PWP/?qs=sGAEpiMZZMtitjHzVIkrqfSWpcWTPe%252bS9PRHRg%252bVVFQ%3d</text:a></text:p>
          </table:table-cell>
        </table:table-row>
        <table:table-row table:style-name="ro1">
          <table:table-cell table:style-name="ce2" office:value-type="string">
            <text:p>U1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OIC-8</text:p>
          </table:table-cell>
          <table:table-cell table:style-name="ce7" office:value-type="string">
            <text:p>SST25PF080B-80-4C-S2AE</text:p>
          </table:table-cell>
          <table:table-cell table:style-name="ce2" office:value-type="string">
            <text:p><text:a xlink:href="http://it.mouser.com/ProductDetail/Microchip-Technology/SST25PF080B-80-4C-S2AE/?qs=sGAEpiMZZMtI%252bQ06EiAoG%2FerjrYRWQlHiaA3W5WDm3k%3D">http://it.mouser.com/ProductDetail/Microchip-Technology/SST25PF080B-80-4C-S2AE/?qs=sGAEpiMZZMtI%252bQ06EiAoG%2ferjrYRWQlHiaA3W5WDm3k%3d</text:a></text:p>
          </table:table-cell>
        </table:table-row>
        <table:table-row table:style-name="ro1">
          <table:table-cell table:style-name="ce2" office:value-type="string">
            <text:p>U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H</text:p>
          </table:table-cell>
          <table:table-cell table:style-name="ce7" office:value-type="float" office:value="1144435">
            <text:p>1144435</text:p>
          </table:table-cell>
          <table:table-cell table:style-name="ce11" office:value-type="string">
            <text:p><text:span text:style-name="T1"><text:a xlink:href="http://it.farnell.com/fci/10018783-11110tlf/connettore-pci-2x18-vie/dp/1144435?Ntt=1144435">http://it.farnell.com/fci/10018783-11110tlf/connettore-pci-2x18-vie/dp/1144435?Ntt=1144435</text:a></text:span></text:p>
          </table:table-cell>
        </table:table-row>
        <table:table-row table:style-name="ro1">
          <table:table-cell table:style-name="ce2" office:value-type="string">
            <text:p>U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H</text:p>
          </table:table-cell>
          <table:table-cell table:style-name="ce7" office:value-type="float" office:value="2063209">
            <text:p>2063209</text:p>
          </table:table-cell>
          <table:table-cell table:style-name="ce2" office:value-type="string">
            <text:p><text:a xlink:href="http://it.farnell.com/midas/mccog21605b6w-bnmlwi/lcd-cog-2x16-neg-stn-w-b-l-i2c/dp/2063209">http://it.farnell.com/midas/mccog21605b6w-bnmlwi/lcd-cog-2x16-neg-stn-w-b-l-i2c/dp/2063209</text:a></text:p>
          </table:table-cell>
        </table:table-row>
        <table:table-row table:style-name="ro1">
          <table:table-cell table:style-name="ce2" office:value-type="string">
            <text:p>USB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icro USB connector</text:p>
          </table:table-cell>
          <table:table-cell table:style-name="ce7" office:value-type="string">
            <text:p>10118194-0001LF</text:p>
          </table:table-cell>
          <table:table-cell table:style-name="ce2" office:value-type="string">
            <text:p><text:a xlink:href="http://it.mouser.com/ProductDetail/FCI/10118194-0001LF/?qs=%2Fha2pyFadugHQYubHEjQrWaf71KglMlHbfZ%2FBmSxIoqAM0lAnkBayw%3D%3D">http://it.mouser.com/ProductDetail/FCI/10118194-0001LF/?qs=%2fha2pyFadugHQYubHEjQrWaf71KglMlHbfZ%2fBmSxIoqAM0lAnkBayw%3d%3d</text:a></text:p>
          </table:table-cell>
        </table:table-row>
        <table:table-row table:style-name="ro1">
          <table:table-cell table:style-name="ce3" office:value-type="string">
            <text:p>X1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4115">
            <text:p>4115</text:p>
          </table:table-cell>
          <table:table-cell table:style-name="ce10" office:value-type="string">
            <text:p>DST410S 32.768KHz</text:p>
          </table:table-cell>
          <table:table-cell table:style-name="ce3" office:value-type="string">
            <text:p><text:a xlink:href="http://www.compotek.de/fileadmin/data/Datenblaetter/DST410S-32.768k-9-20-E.pdf">http://www.compotek.de/fileadmin/data/Datenblaetter/DST410S-32.768k-9-20-E.pdf</text:a>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0" number:min-integer-digits="6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15:13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2T15:41:49</dc:date>
    <dc:creator>Matteo </dc:creator>
    <meta:generator>LibreOffice/3.6$Linux_x86 LibreOffice_project/360m1$Build-2</meta:generator>
    <meta:editing-duration>PT30M31S</meta:editing-duration>
    <meta:editing-cycles>9</meta:editing-cycles>
    <meta:document-statistic meta:table-count="1" meta:cell-count="189" meta:object-count="0"/>
  </office:meta>
</office:document-meta>
</file>